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398in"/>
    </style:style>
    <style:style style:name="co3" style:family="table-column">
      <style:table-column-properties fo:break-before="auto" style:column-width="1.5543in"/>
    </style:style>
    <style:style style:name="co4" style:family="table-column">
      <style:table-column-properties fo:break-before="auto" style:column-width="1.4362in"/>
    </style:style>
    <style:style style:name="co5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length, cm</text:p>
          </table:table-cell>
          <table:table-cell office:value-type="string" calcext:value-type="string">
            <text:p>delta pressure, mm</text:p>
          </table:table-cell>
          <table:table-cell office:value-type="string" calcext:value-type="string">
            <text:p>parameters</text:p>
          </table:table-cell>
          <table:table-cell office:value-type="string" calcext:value-type="string">
            <text:p>length, m</text:p>
          </table:table-cell>
          <table:table-cell office:value-type="string" calcext:value-type="string">
            <text:p>delta pressure, Pa</text:p>
          </table:table-cell>
          <table:table-cell office:value-type="string" calcext:value-type="string">
            <text:p>error length</text:p>
          </table:table-cell>
          <table:table-cell office:value-type="string" calcext:value-type="string">
            <text:p>error delta pressur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low, l/s</text:p>
          </table:table-cell>
          <table:table-cell table:formula="of:=[.A2]*[.$C$7]" office:value-type="float" office:value="0.3" calcext:value-type="float">
            <text:p>0.3</text:p>
          </table:table-cell>
          <table:table-cell table:formula="of:=[.B2]*[.$C$9]" office:value-type="float" office:value="88.2603" calcext:value-type="float">
            <text:p>88.2603</text:p>
          </table:table-cell>
          <table:table-cell table:formula="of:=[.$C$11]/[.A2]" office:value-type="float" office:value="0.1" calcext:value-type="float">
            <text:p>0.1</text:p>
          </table:table-cell>
          <table:table-cell table:formula="of:=[.$C$13]/[.E2]" office:value-type="float" office:value="0.0111035199291188" calcext:value-type="float">
            <text:p>0.011103519929118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table:formula="of:=5/62" office:value-type="float" office:value="0.0806451612903226" calcext:value-type="float">
            <text:p>0.0806451612903226</text:p>
          </table:table-cell>
          <table:table-cell table:formula="of:=[.A3]*[.$C$7]" office:value-type="float" office:value="0.4" calcext:value-type="float">
            <text:p>0.4</text:p>
          </table:table-cell>
          <table:table-cell table:formula="of:=[.B3]*[.$C$9]" office:value-type="float" office:value="86.29896" calcext:value-type="float">
            <text:p>86.29896</text:p>
          </table:table-cell>
          <table:table-cell table:formula="of:=[.$C$11]/[.A3]" office:value-type="float" office:value="0.075" calcext:value-type="float">
            <text:p>0.075</text:p>
          </table:table-cell>
          <table:table-cell table:formula="of:=[.$C$13]/[.E3]" office:value-type="float" office:value="0.0113558726547805" calcext:value-type="float">
            <text:p>0.011355872654780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office:value-type="float" office:value="4.1" calcext:value-type="float">
            <text:p>4.1</text:p>
          </table:table-cell>
          <table:table-cell table:formula="of:=[.A4]*[.$C$7]" office:value-type="float" office:value="0.7" calcext:value-type="float">
            <text:p>0.7</text:p>
          </table:table-cell>
          <table:table-cell table:formula="of:=[.B4]*[.$C$9]" office:value-type="float" office:value="178.48194" calcext:value-type="float">
            <text:p>178.48194</text:p>
          </table:table-cell>
          <table:table-cell table:formula="of:=[.$C$11]/[.A4]" office:value-type="float" office:value="0.0428571428571429" calcext:value-type="float">
            <text:p>0.0428571428571429</text:p>
          </table:table-cell>
          <table:table-cell table:formula="of:=[.$C$13]/[.E4]" office:value-type="float" office:value="0.00549075161330048" calcext:value-type="float">
            <text:p>0.0054907516133004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cm to m</text:p>
          </table:table-cell>
          <table:table-cell table:formula="of:=[.A5]*[.$C$7]" office:value-type="float" office:value="0.9" calcext:value-type="float">
            <text:p>0.9</text:p>
          </table:table-cell>
          <table:table-cell table:formula="of:=[.B5]*[.$C$9]" office:value-type="float" office:value="219.67008" calcext:value-type="float">
            <text:p>219.67008</text:p>
          </table:table-cell>
          <table:table-cell table:formula="of:=[.$C$11]/[.A5]" office:value-type="float" office:value="0.0333333333333333" calcext:value-type="float">
            <text:p>0.0333333333333333</text:p>
          </table:table-cell>
          <table:table-cell table:formula="of:=[.$C$13]/[.E5]" office:value-type="float" office:value="0.00446123568580664" calcext:value-type="float">
            <text:p>0.0044612356858066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diameter, mm</text:p>
          </table:table-cell>
          <table:table-cell table:formula="of:=[.A6]*[.$C$7]" office:value-type="float" office:value="1.2" calcext:value-type="float">
            <text:p>1.2</text:p>
          </table:table-cell>
          <table:table-cell table:formula="of:=[.B6]*[.$C$9]" office:value-type="float" office:value="298.12368" calcext:value-type="float">
            <text:p>298.12368</text:p>
          </table:table-cell>
          <table:table-cell table:formula="of:=[.$C$11]/[.A6]" office:value-type="float" office:value="0.025" calcext:value-type="float">
            <text:p>0.025</text:p>
          </table:table-cell>
          <table:table-cell table:formula="of:=[.$C$13]/[.E6]" office:value-type="float" office:value="0.00328722629480489" calcext:value-type="float">
            <text:p>0.00328722629480489</text:p>
          </table:table-cell>
        </table:table-row>
        <table:table-row table:style-name="ro1">
          <table:table-cell table:number-columns-repeated="2"/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m to Pa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9.8067*0.2" office:value-type="float" office:value="1.96134" calcext:value-type="float">
            <text:p>1.9613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rror length c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rror delta pressure Pa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formula="of:= 1.96 / 2" office:value-type="float" office:value="0.98" calcext:value-type="float">
            <text:p>0.98</text:p>
          </table:table-cell>
          <table:table-cell table:style-name="Default" table:number-columns-repeated="4"/>
        </table:table-row>
      </table:table>
      <table:named-expressions/>
      <table:database-ranges>
        <table:database-range table:name="__Anonymous_Sheet_DB__0" table:target-range-address="Sheet1.A1:Sheet1.G1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7">00/00/0000</text:date>, <text:time style:data-style-name="N2" text:time-value="03:47:25.2254841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7T03:26:15.476778017</meta:creation-date>
    <dc:date>2024-03-27T03:48:31.004819993</dc:date>
    <meta:editing-duration>PT21M53S</meta:editing-duration>
    <meta:editing-cycles>3</meta:editing-cycles>
    <meta:generator>LibreOffice/7.5.9.2$Linux_X86_64 LibreOffice_project/50$Build-2</meta:generator>
    <meta:document-statistic meta:table-count="1" meta:cell-count="49" meta:object-count="0"/>
  </office:meta>
</office:document-meta>
</file>